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6688cc" style:font-name="Droid Sans Mono" fo:font-size="10.5pt" fo:font-weight="normal" fo:background-color="#000c18"/>
    </style:style>
    <style:style style:name="P2" style:family="paragraph" style:parent-style-name="Standard">
      <style:paragraph-properties style:line-height-at-least="0.503cm"/>
      <style:text-properties fo:color="#384887" style:font-name="Droid Sans Mono" fo:font-size="10.5pt" fo:font-weight="normal" fo:background-color="#000c18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6688cc" style:font-name="Droid Sans Mono" fo:font-size="10.5pt" fo:font-weight="normal" fo:background-color="#000c18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225588"/>
    </style:style>
    <style:style style:name="T2" style:family="text">
      <style:text-properties fo:color="#ddbb88"/>
    </style:style>
    <style:style style:name="T3" style:family="text">
      <style:text-properties fo:color="#22aa44"/>
    </style:style>
    <style:style style:name="T4" style:family="text">
      <style:text-properties fo:color="#f280d0"/>
    </style:style>
    <style:style style:name="T5" style:family="text">
      <style:text-properties fo:color="#9966b8"/>
    </style:style>
    <style:style style:name="T6" style:family="text">
      <style:text-properties fo:color="#9966b8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:root</text:span> {</text:p>
      <text:p text:style-name="P1">--cor-de-fundo: <text:span text:style-name="T4">#97bcec</text:span>;</text:p>
      <text:p text:style-name="P1">--verde: <text:span text:style-name="T4">#88a1e6</text:span>;</text:p>
      <text:p text:style-name="P1">--branco: <text:span text:style-name="T4">#FFFFFF</text:span>;</text:p>
      <text:p text:style-name="P1">--botao-ativo: <text:span text:style-name="T4">#020f49</text:span>;</text:p>
      <text:p text:style-name="P1">--botao-inativo: <text:span text:style-name="T5">rgba</text:span>(<text:span text:style-name="T4">39</text:span>, <text:span text:style-name="T4">64</text:span>, <text:span text:style-name="T4">82</text:span>, <text:span text:style-name="T4">0.5</text:span>);</text:p>
      <text:p text:style-name="P1">--texto-fundo: <text:span text:style-name="T5">rgba</text:span>(<text:span text:style-name="T4">58</text:span>, <text:span text:style-name="T4">55</text:span>, <text:span text:style-name="T4">94</text:span>, <text:span text:style-name="T4">0.3</text:span>);</text:p>
      <text:p text:style-name="P1">}</text:p>
      <text:p text:style-name="P1"><text:span text:style-name="T1">@import</text:span> <text:span text:style-name="T5">url</text:span>(<text:span text:style-name="T3">'https://fonts.googleapis.com/css2?family=Chakra+Petch:wght@400;700&amp;display=swap'</text:span>);</text:p>
      <text:p text:style-name="P3"/>
      <text:p text:style-name="P1"><text:span text:style-name="T1">body</text:span> {</text:p>
      <text:p text:style-name="P1"><text:span text:style-name="T6">background-color</text:span>: <text:span text:style-name="T5">var</text:span>(--cor-de-fundo);</text:p>
      <text:p text:style-name="P1"><text:span text:style-name="T6">color</text:span>: <text:span text:style-name="T5">var</text:span>(--branco);</text:p>
      <text:p text:style-name="P1"><text:span text:style-name="T6">font-family</text:span>: <text:span text:style-name="T3">'Chakra Petch'</text:span>, <text:span text:style-name="T5">sans-serif</text:span>;</text:p>
      <text:p text:style-name="P1">}</text:p>
      <text:p text:style-name="P1"><text:span text:style-name="T2">.conteudo-principal</text:span> {</text:p>
      <text:p text:style-name="P1"><text:span text:style-name="T6">display</text:span>: <text:span text:style-name="T5">flex</text:span>;</text:p>
      <text:p text:style-name="P1"><text:span text:style-name="T6">flex-direction</text:span>: <text:span text:style-name="T5">column</text:span>;</text:p>
      <text:p text:style-name="P1"><text:span text:style-name="T6">justify-content</text:span>: <text:span text:style-name="T5">center</text:span>;</text:p>
      <text:p text:style-name="P1"><text:span text:style-name="T6">align-items</text:span>: <text:span text:style-name="T5">center</text:span>;</text:p>
      <text:p text:style-name="P1"><text:span text:style-name="T6">max-width</text:span>: <text:span text:style-name="T4">1200</text:span><text:span text:style-name="T1">px</text:span>;</text:p>
      <text:p text:style-name="P1"><text:span text:style-name="T6">width</text:span>: <text:span text:style-name="T4">100</text:span><text:span text:style-name="T1">%</text:span>;</text:p>
      <text:p text:style-name="P1"><text:span text:style-name="T6">margin</text:span>: <text:span text:style-name="T4">0</text:span> <text:span text:style-name="T5">auto</text:span>;</text:p>
      <text:p text:style-name="P1">}</text:p>
      <text:p text:style-name="P1"><text:span text:style-name="T2">.titulo-principal</text:span> {</text:p>
      <text:p text:style-name="P1"><text:span text:style-name="T6">text-align</text:span>: <text:span text:style-name="T5">left</text:span>;</text:p>
      <text:p text:style-name="P1"><text:span text:style-name="T6">width</text:span>: <text:span text:style-name="T4">100</text:span><text:span text:style-name="T1">%</text:span>;</text:p>
      <text:p text:style-name="P1"><text:span text:style-name="T6">font-size</text:span>: <text:span text:style-name="T4">32</text:span><text:span text:style-name="T1">px</text:span>;</text:p>
      <text:p text:style-name="P1">}</text:p>
      <text:p text:style-name="P1"><text:span text:style-name="T2">.titulo-principal</text:span> <text:span text:style-name="T1">span</text:span> {</text:p>
      <text:p text:style-name="P1"><text:span text:style-name="T6">color</text:span>: <text:span text:style-name="T5">var</text:span>(--verde);</text:p>
      <text:p text:style-name="P1">}</text:p>
      <text:p text:style-name="P1"><text:span text:style-name="T2">.botao</text:span>{</text:p>
      <text:p text:style-name="P1"><text:span text:style-name="T6">font-family</text:span>: <text:span text:style-name="T3">"Crakra Petch"</text:span>, <text:span text:style-name="T5">sans-serif</text:span>;</text:p>
      <text:p text:style-name="P1"><text:span text:style-name="T6">background-color</text:span>: <text:span text:style-name="T5">var</text:span>(--botao-inativo);</text:p>
      <text:p text:style-name="P1"><text:span text:style-name="T6">color</text:span>: <text:span text:style-name="T5">var</text:span>(--branco);</text:p>
      <text:p text:style-name="P1"><text:span text:style-name="T6">display</text:span>: <text:span text:style-name="T5">flex</text:span>;</text:p>
      <text:p text:style-name="P1"><text:span text:style-name="T6">justify-content</text:span>: <text:span text:style-name="T5">center</text:span>;</text:p>
      <text:p text:style-name="P1"><text:span text:style-name="T6">padding</text:span>: <text:span text:style-name="T4">1</text:span><text:span text:style-name="T1">em</text:span>;</text:p>
      <text:p text:style-name="P1"><text:span text:style-name="T6">font-size</text:span>: <text:span text:style-name="T4">18</text:span><text:span text:style-name="T1">px</text:span>;</text:p>
      <text:p text:style-name="P1"><text:span text:style-name="T6">align-items</text:span>: <text:span text:style-name="T5">center</text:span>;</text:p>
      <text:p text:style-name="P1">}</text:p>
      <text:p text:style-name="P1"><text:span text:style-name="T2">.botao</text:span> {</text:p>
      <text:p text:style-name="P1"><text:span text:style-name="T6">font-family</text:span>: <text:span text:style-name="T3">"Crakra Petch"</text:span>, <text:span text:style-name="T5">sans-serif</text:span>;</text:p>
      <text:p text:style-name="P1"><text:span text:style-name="T6">background-color</text:span>: <text:span text:style-name="T5">var</text:span>(--botao-inativo);</text:p>
      <text:p text:style-name="P1"><text:span text:style-name="T6">color</text:span>: <text:span text:style-name="T5">var</text:span>(--branco);</text:p>
      <text:p text:style-name="P1"><text:span text:style-name="T6">display</text:span>: <text:span text:style-name="T5">flex</text:span>;</text:p>
      <text:p text:style-name="P1"><text:span text:style-name="T6">justify-content</text:span>: <text:span text:style-name="T5">center</text:span>;</text:p>
      <text:p text:style-name="P1"><text:span text:style-name="T6">padding</text:span>: <text:span text:style-name="T4">1</text:span><text:span text:style-name="T1">em</text:span>;</text:p>
      <text:p text:style-name="P1"><text:soft-page-break/><text:span text:style-name="T6">font-size</text:span>: <text:span text:style-name="T4">18</text:span><text:span text:style-name="T1">px</text:span>;</text:p>
      <text:p text:style-name="P1"><text:span text:style-name="T6">align-items</text:span>: <text:span text:style-name="T5">center</text:span>;</text:p>
      <text:p text:style-name="P1"><text:span text:style-name="T6">width</text:span>: <text:span text:style-name="T4">100</text:span><text:span text:style-name="T1">%</text:span>;</text:p>
      <text:p text:style-name="P1"><text:span text:style-name="T6">border-bottom</text:span>: <text:span text:style-name="T4">4</text:span><text:span text:style-name="T1">px</text:span> <text:span text:style-name="T5">solid</text:span> <text:span text:style-name="T5">var</text:span>(--botao-ativo);</text:p>
      <text:p text:style-name="P1"><text:span text:style-name="T6">border-left</text:span>: <text:span text:style-name="T4">2</text:span><text:span text:style-name="T1">px</text:span> <text:span text:style-name="T5">solid</text:span> <text:span text:style-name="T5">var</text:span>(--botao-ativo);</text:p>
      <text:p text:style-name="P1"><text:span text:style-name="T6">border-right</text:span>: <text:span text:style-name="T4">2</text:span><text:span text:style-name="T1">px</text:span> <text:span text:style-name="T5">solid</text:span> <text:span text:style-name="T5">var</text:span>(--botao-ativo);</text:p>
      <text:p text:style-name="P1"><text:span text:style-name="T6">border-top</text:span>: <text:span text:style-name="T5">none</text:span>;</text:p>
      <text:p text:style-name="P1">}</text:p>
      <text:p text:style-name="P1"><text:span text:style-name="T2">.botoes</text:span> {</text:p>
      <text:p text:style-name="P1"><text:span text:style-name="T6">display</text:span>: <text:span text:style-name="T5">block</text:span>;</text:p>
      <text:p text:style-name="P1">}</text:p>
      <text:p text:style-name="P3"/>
      <text:p text:style-name="P1"><text:span text:style-name="T1">@media</text:span> <text:span text:style-name="T5">screen</text:span> <text:span text:style-name="T1">and</text:span> (<text:span text:style-name="T6">min-width</text:span>: <text:span text:style-name="T4">768</text:span><text:span text:style-name="T1">px</text:span>) {</text:p>
      <text:p text:style-name="P1"><text:span text:style-name="T2">.botoes</text:span> {</text:p>
      <text:p text:style-name="P1"><text:span text:style-name="T6">display</text:span>: <text:span text:style-name="T5">flex</text:span>;</text:p>
      <text:p text:style-name="P1">}</text:p>
      <text:p text:style-name="P1">}</text:p>
      <text:p text:style-name="P1"/>
      <text:p text:style-name="P4"><text:line-break/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9T12:05:58.028757346</meta:creation-date>
    <dc:date>2024-04-19T12:06:39.057278206</dc:date>
    <meta:editing-duration>PT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65" meta:word-count="157" meta:character-count="1264" meta:non-whitespace-character-count="1185"/>
  </office:meta>
</office:document-meta>
</file>